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color="#99ccff" draw:fill-gradient-name="Gradient_20_1" draw:fill-hatch-name="Black_20_90_20_Degrees" draw:fill-hatch-solid="false" draw:fill-image-name="Empty" draw:textarea-horizontal-align="center" draw:textarea-vertical-align="middle"/>
    </style:style>
    <style:style style:name="gr3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per 58%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9.182cm" svg:y1="0.189cm" svg:x2="9.195cm" svg:y2="10.292cm">
          <text:p/>
        </draw:line>
        <draw:line draw:style-name="gr1" draw:text-style-name="P1" draw:layer="layout" svg:x1="0.192cm" svg:y1="10.252cm" svg:x2="9.242cm" svg:y2="10.252cm">
          <text:p/>
        </draw:line>
        <draw:rect draw:style-name="gr2" draw:text-style-name="P1" draw:layer="layout" svg:width="9.08cm" svg:height="1.584cm" svg:x="0.162cm" svg:y="10.212cm">
          <text:p/>
        </draw:rect>
        <draw:line draw:style-name="gr3" draw:text-style-name="P1" draw:layer="layout" svg:x1="17.32cm" svg:y1="10.252cm" svg:x2="9.181cm" svg:y2="10.252cm">
          <text:p/>
        </draw:line>
        <draw:frame draw:style-name="gr4" draw:text-style-name="P2" draw:layer="layout" svg:width="7.396cm" svg:height="2.317cm" svg:x="10.104cm" svg:y="9.029cm">
          <draw:text-box>
            <text:p text:style-name="P1"><text:span text:style-name="T1">Computational domain</text:span></text:p>
          </draw:text-box>
        </draw:frame>
        <draw:path draw:style-name="gr5" draw:text-style-name="P3" draw:layer="layout" svg:width="5.832cm" svg:height="2.981cm" draw:transform="rotate (1.37514491764633) translate (5.09299999999747cm 8.4789999999995cm)" svg:viewBox="0 0 5833 2982" svg:d="m0 0c3709 0 5833 2982 5833 2982">
          <text:p/>
        </draw:path>
        <draw:line draw:style-name="gr6" draw:text-style-name="P3" draw:layer="layout" svg:x1="6.302cm" svg:y1="5.748cm" svg:x2="6.69cm" svg:y2="5.241cm">
          <text:p/>
        </draw:line>
        <draw:path draw:style-name="gr7" draw:text-style-name="P3" draw:layer="layout" svg:width="5.832cm" svg:height="2.98cm" draw:transform="rotate (-1.37514491764633) translate (12.1470344893833cm 2.77029702632368cm)" svg:viewBox="0 0 5833 2981" svg:d="m5833 0c-3709 0-5833 2981-5833 2981">
          <text:p/>
        </draw:path>
        <draw:line draw:style-name="gr8" draw:text-style-name="P3" draw:layer="layout" svg:x1="12.072cm" svg:y1="5.761cm" svg:x2="11.684cm" svg:y2="5.254cm">
          <text:p/>
        </draw:line>
        <draw:frame draw:style-name="gr9" draw:text-style-name="P4" draw:layer="layout" svg:width="1.55cm" svg:height="1.6cm" svg:x="4.472cm" svg:y="5.601cm">
          <draw:text-box>
            <text:p><text:span text:style-name="T2">C</text:span><text:span text:style-name="T3">+</text:span></text:p>
          </draw:text-box>
        </draw:frame>
        <draw:frame draw:style-name="gr9" draw:text-style-name="P4" draw:layer="layout" svg:width="1.55cm" svg:height="1.6cm" svg:x="12.623cm" svg:y="5.788cm">
          <draw:text-box>
            <text:p><text:span text:style-name="T2">C</text:span><text:span text:style-name="T3">-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6T16:14:52.37</meta:creation-date>
    <dc:date>2012-10-16T11:23:27.14</dc:date>
    <meta:editing-duration>PT00H29M42S</meta:editing-duration>
    <meta:editing-cycles>4</meta:editing-cycles>
    <meta:generator>LibreOffice/3.4$Win32 LibreOffice_project/340m1$Build-402</meta:generator>
    <meta:print-date>2011-01-26T16:58:04.34</meta:print-date>
    <meta:document-statistic meta:object-count="11"/>
  </office:meta>
</office:document-meta>
</file>